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sine" svg:font-family="Cousine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Cousine1" svg:font-family="Cousine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431in" fo:margin-left="-0.15in" fo:margin-top="0in" fo:margin-bottom="0in" table:align="left"/>
    </style:style>
    <style:style style:name="Table1.A" style:family="table-column">
      <style:table-column-properties style:column-width="3.0188in"/>
    </style:style>
    <style:style style:name="Table1.B" style:family="table-column">
      <style:table-column-properties style:column-width="1.8118in"/>
    </style:style>
    <style:style style:name="Table1.C" style:family="table-column">
      <style:table-column-properties style:column-width="2.0125in"/>
    </style:style>
    <style:style style:name="Table1.1" style:family="table-row">
      <style:table-row-properties style:min-row-height="0.4167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B1" style:family="table-cell">
      <style:table-cell-properties fo:padding-left="0.075in" fo:padding-right="0.075in" fo:padding-top="0in" fo:padding-bottom="0in" fo:border-left="none" fo:border-right="none" fo:border-top="none" fo:border-bottom="0.5pt solid #000001"/>
    </style:style>
    <style:style style:name="Table1.B2" style:family="table-cell">
      <style:table-cell-properties fo:padding-left="0.075in" fo:padding-right="0.075in" fo:padding-top="0in" fo:padding-bottom="0in" fo:border-left="none" fo:border-right="none" fo:border-top="0.5pt solid #000001" fo:border-bottom="0.5pt solid #000001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153in" style:rel-column-width="1092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.2953in" fo:margin-bottom="0in" loext:contextual-spacing="false" fo:line-height="100%" fo:text-align="end" style:justify-single-word="false" fo:text-indent="0in" style:auto-text-indent="false"/>
      <style:text-properties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/>
      <style:text-properties fo:font-variant="normal" fo:text-transform="none"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6.6937in" style:type="right"/>
        </style:tab-stops>
      </style:paragraph-properties>
      <style:text-properties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text-position="0% 100%" style:font-name="Times New Roman" fo:font-size="14pt" fo:font-weight="normal" officeooo:paragraph-rsid="00017ec7" style:font-name-asian="Times New Roman1" style:font-size-asian="14pt" style:font-weight-asian="normal" style:font-name-complex="Times New Roman1" style:font-size-complex="14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position="0% 100%" style:font-name="Times New Roman" fo:font-size="14pt" fo:font-weight="normal" officeooo:rsid="00017ec7" style:font-name-asian="Times New Roman1" style:font-size-asian="14pt" style:font-weight-asian="normal" style:font-name-complex="Times New Roman1" style:font-size-complex="14pt"/>
    </style:style>
    <style:style style:name="P8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position="0% 100%" style:font-name="Times New Roman" fo:font-size="14pt" fo:font-weight="normal" officeooo:rsid="00017ec7" officeooo:paragraph-rsid="00017ec7" style:font-name-asian="Times New Roman1" style:font-size-asian="14pt" style:font-weight-asian="normal" style:font-name-complex="Times New Roman1" style:font-size-complex="14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text-position="0% 100%" style:font-name="Times New Roman" fo:font-size="14pt" fo:font-weight="normal" officeooo:rsid="00017ec7" officeooo:paragraph-rsid="00017ec7" style:font-name-asian="Times New Roman1" style:font-size-asian="14pt" style:font-weight-asian="normal" style:font-name-complex="Times New Roman1" style:font-size-complex="14pt"/>
    </style:style>
    <style:style style:name="P10" style:family="paragraph" style:parent-style-name="Standard">
      <style:paragraph-properties fo:margin-top="0in" fo:margin-bottom="0in" loext:contextual-spacing="false" fo:line-height="100%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2" style:family="paragraph" style:parent-style-name="Standard">
      <style:paragraph-properties fo:margin-top="0in" fo:margin-bottom="0in" loext:contextual-spacing="false" fo:line-height="150%" fo:text-align="center" style:justify-single-word="false"/>
    </style:style>
    <style:style style:name="P1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017ec7"/>
    </style:style>
    <style:style style:name="P14" style:family="paragraph" style:parent-style-name="Standard">
      <style:paragraph-properties fo:margin-top="0in" fo:margin-bottom="0in" loext:contextual-spacing="false" fo:line-height="150%" fo:text-align="start" style:justify-single-word="false"/>
    </style:style>
    <style:style style:name="P1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variant="small-caps"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font-weight="bold" officeooo:paragraph-rsid="00017ec7" style:font-name-asian="Times New Roman1" style:font-size-asian="14pt" style:font-weight-asian="bold" style:font-name-complex="Times New Roman1" style:font-size-complex="14pt"/>
    </style:style>
    <style:style style:name="P17" style:family="paragraph" style:parent-style-name="Standard">
      <style:paragraph-properties fo:margin-top="0in" fo:margin-bottom="0.4925in" loext:contextual-spacing="false" fo:line-height="100%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fo:color="#000000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fo:color="#000000" officeooo:paragraph-rsid="00053f07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fo:color="#000000" fo:font-weight="normal" officeooo:rsid="00053f07" officeooo:paragraph-rsid="00053f07" style:font-weight-asian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fo:color="#000000" style:font-name="Times New Roman" fo:font-size="14pt" officeooo:rsid="00017ec7" officeooo:paragraph-rsid="00017ec7" style:font-name-asian="Times New Roman1" style:font-size-asian="14pt" style:font-name-complex="Times New Roman1" style:font-size-complex="14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fo:color="#000000" style:font-name="Times New Roman" fo:font-size="14pt" officeooo:rsid="00053f07" officeooo:paragraph-rsid="00053f07" style:font-name-asian="Times New Roman1" style:font-size-asian="14pt" style:font-name-complex="Times New Roman1" style:font-size-complex="14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fo:color="#000000" style:font-name="Times New Roman" fo:font-size="14pt" fo:font-weight="normal" officeooo:rsid="00017ec7" officeooo:paragraph-rsid="00017ec7" style:font-name-asian="Times New Roman1" style:font-size-asian="14pt" style:font-weight-asian="normal" style:font-name-complex="Times New Roman1" style:font-size-complex="14pt" style:font-weight-complex="normal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fo:color="#000000" style:font-name="Times New Roman" fo:font-size="14pt" fo:font-style="normal" officeooo:rsid="00017ec7" officeooo:paragraph-rsid="00017ec7" style:font-name-asian="Times New Roman1" style:font-size-asian="14pt" style:font-style-asian="normal" style:font-name-complex="Times New Roman1" style:font-size-complex="14pt" style:font-style-complex="normal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fo:color="#000000"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fo:color="#000000" style:text-position="0% 100%" style:font-name="Times New Roman" fo:font-size="14pt" fo:font-weight="normal" officeooo:rsid="00017ec7" officeooo:paragraph-rsid="00017ec7" style:font-name-asian="Times New Roman1" style:font-size-asian="14pt" style:font-weight-asian="normal" style:font-name-complex="Times New Roman1" style:font-size-complex="14pt" style:font-weight-complex="normal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fo:color="#000000" style:text-position="0% 100%" style:font-name="Times New Roman" fo:font-size="14pt" fo:font-weight="normal" officeooo:rsid="00053f07" officeooo:paragraph-rsid="00053f07" style:font-name-asian="Times New Roman1" style:font-size-asian="14pt" style:font-weight-asian="normal" style:font-name-complex="Times New Roman1" style:font-size-complex="14pt" style:font-weight-complex="normal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fo:font-weight="bold" officeooo:rsid="002b19d1" officeooo:paragraph-rsid="002c355d" style:font-weight-asian="bold" style:font-weight-complex="bold"/>
    </style:style>
    <style:style style:name="P33" style:family="paragraph" style:parent-style-name="Standard">
      <style:text-properties style:font-name="Courier New" fo:font-size="10pt" style:font-name-asian="Courier New1" style:font-size-asian="10pt" style:font-name-complex="Courier New1" style:font-size-complex="10pt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/>
      <style:text-properties fo:color="#ff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6" style:family="paragraph" style:parent-style-name="Standard" style:master-page-name="First_20_Page">
      <style:paragraph-properties fo:margin-top="0in" fo:margin-bottom="0in" loext:contextual-spacing="false" fo:line-height="150%" fo:text-align="center" style:justify-single-word="false" style:page-number="1"/>
      <style:text-properties fo:font-variant="small-caps"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font-name="Times New Roman" fo:font-size="14pt" fo:font-weight="bold" officeooo:rsid="002b19d1" officeooo:paragraph-rsid="002cf383" style:font-name-asian="Times New Roman1" style:font-size-asian="14pt" style:font-weight-asian="bold" style:font-name-complex="Times New Roman1" style:font-size-complex="14pt" style:font-weight-complex="bold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font-name="Times New Roman" fo:font-size="14pt" fo:font-weight="bold" officeooo:paragraph-rsid="00335c2d" style:font-name-asian="Times New Roman1" style:font-size-asian="14pt" style:font-weight-asian="bold" style:font-name-complex="Times New Roman1" style:font-size-complex="14pt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officeooo:paragraph-rsid="002f17d7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officeooo:paragraph-rsid="003258e0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fo:font-weight="bold" officeooo:rsid="002b19d1" officeooo:paragraph-rsid="002dd86c" style:font-weight-asian="bold" style:font-weight-complex="bold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fo:font-weight="bold" officeooo:rsid="002b19d1" officeooo:paragraph-rsid="002b19d1" style:font-weight-asian="bold" style:font-weight-complex="bold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fo:color="#000000"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font-name="Courier New" fo:font-size="10pt" style:font-name-asian="Courier New1" style:font-size-asian="10pt" style:font-name-complex="Courier New1" style:font-size-complex="10pt"/>
    </style:style>
    <style:style style:name="P46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font-name="Courier New" fo:font-size="10pt" officeooo:paragraph-rsid="00335c2d" style:font-name-asian="Courier New1" style:font-size-asian="10pt" style:font-name-complex="Courier New1" style:font-size-complex="10pt"/>
    </style:style>
    <style:style style:name="P47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font-name="Cousine" fo:font-size="10pt" style:font-name-asian="Cousine1" style:font-size-asian="10pt" style:font-name-complex="Cousine1" style:font-size-complex="10pt"/>
    </style:style>
    <style:style style:name="P48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officeooo:rsid="0034cd9e" officeooo:paragraph-rsid="0034cd9e"/>
    </style:style>
    <style:style style:name="P49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 fo:break-before="page"/>
    </style:style>
    <style:style style:name="P50" style:family="paragraph" style:parent-style-name="Table_20_Contents">
      <style:text-properties officeooo:rsid="002dd86c" officeooo:paragraph-rsid="002dd86c"/>
    </style:style>
    <style:style style:name="P51" style:family="paragraph" style:parent-style-name="Table_20_Contents">
      <style:text-properties officeooo:rsid="002f17d7" officeooo:paragraph-rsid="002f17d7"/>
    </style:style>
    <style:style style:name="P52" style:family="paragraph" style:parent-style-name="Table_20_Contents">
      <style:text-properties officeooo:rsid="0030d9f7" officeooo:paragraph-rsid="0030d9f7"/>
    </style:style>
    <style:style style:name="T1" style:family="text">
      <style:text-properties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T2" style:family="text">
      <style:text-properties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4" style:family="text">
      <style:text-properties style:text-position="0% 100%"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font-weight="bold" officeooo:rsid="002f17d7" style:font-name-asian="Times New Roman1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2c355d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officeooo:rsid="002dd86c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T11" style:family="text">
      <style:text-properties style:font-name="Times New Roman" fo:font-size="14pt" fo:font-style="italic" fo:font-weight="normal" officeooo:rsid="002f17d7" style:font-name-asian="Times New Roman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12" style:family="text"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3" style:family="text">
      <style:text-properties style:font-name="Times New Roman" fo:font-size="14pt" fo:font-weight="normal" officeooo:rsid="0029a9e6" style:font-name-asian="Times New Roman1" style:font-size-asian="14pt" style:font-weight-asian="normal" style:font-name-complex="Times New Roman1" style:font-size-complex="14pt" style:font-weight-complex="normal"/>
    </style:style>
    <style:style style:name="T14" style:family="text">
      <style:text-properties style:font-name="Times New Roman" fo:font-size="14pt" fo:font-weight="normal" officeooo:rsid="002c355d" style:font-name-asian="Times New Roman1" style:font-size-asian="14pt" style:font-weight-asian="normal" style:font-name-complex="Times New Roman1" style:font-size-complex="14pt" style:font-weight-complex="normal"/>
    </style:style>
    <style:style style:name="T15" style:family="text">
      <style:text-properties style:font-name="Times New Roman" fo:font-size="14pt" fo:font-weight="normal" officeooo:rsid="002dd86c" style:font-name-asian="Times New Roman1" style:font-size-asian="14pt" style:font-weight-asian="normal" style:font-name-complex="Times New Roman1" style:font-size-complex="14pt" style:font-weight-complex="normal"/>
    </style:style>
    <style:style style:name="T16" style:family="text">
      <style:text-properties style:font-name="Times New Roman" fo:font-size="14pt" fo:font-weight="normal" officeooo:rsid="002f17d7" style:font-name-asian="Times New Roman1" style:font-size-asian="14pt" style:font-weight-asian="normal" style:font-name-complex="Times New Roman1" style:font-size-complex="14pt" style:font-weight-complex="normal"/>
    </style:style>
    <style:style style:name="T17" style:family="text">
      <style:text-properties fo:font-variant="normal" fo:text-transform="none"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8" style:family="text">
      <style:text-properties fo:font-variant="normal" fo:text-transform="none" style:text-position="0% 100%" style:font-name="Times New Roman" fo:font-size="14pt" fo:font-weight="bold" officeooo:rsid="00017ec7" style:font-name-asian="Times New Roman1" style:font-size-asian="14pt" style:font-weight-asian="bold" style:font-name-complex="Times New Roman1" style:font-size-complex="14pt"/>
    </style:style>
    <style:style style:name="T19" style:family="text">
      <style:text-properties fo:color="#ff0000" style:font-name="Times New Roman" fo:font-size="14pt" style:font-name-asian="Times New Roman1" style:font-size-asian="14pt" style:font-name-complex="Times New Roman1" style:font-size-complex="14pt"/>
    </style:style>
    <style:style style:name="T20" style:family="text">
      <style:text-properties fo:color="#ff0000" officeooo:rsid="003258e0"/>
    </style:style>
    <style:style style:name="T21" style:family="text">
      <style:text-properties fo:color="#0000ff" style:font-name="Times New Roman" fo:font-size="14pt" style:font-name-asian="Times New Roman1" style:font-size-asian="14pt" style:font-name-complex="Times New Roman1" style:font-size-complex="14pt"/>
    </style:style>
    <style:style style:name="T22" style:family="text">
      <style:text-properties fo:color="#000000" style:text-position="0% 100%" style:font-name="Times New Roman" fo:font-size="14pt" fo:font-weight="normal" officeooo:rsid="00017ec7" style:font-name-asian="Times New Roman1" style:font-size-asian="14pt" style:font-weight-asian="normal" style:font-name-complex="Times New Roman1" style:font-size-complex="14pt"/>
    </style:style>
    <style:style style:name="T23" style:family="text">
      <style:text-properties fo:color="#000000"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4" style:family="text">
      <style:text-properties fo:color="#000000" style:text-position="0% 100%" style:font-name="Times New Roman" fo:font-size="14pt" fo:font-weight="bold" officeooo:rsid="00017ec7" style:font-name-asian="Times New Roman1" style:font-size-asian="14pt" style:font-weight-asian="bold" style:font-name-complex="Times New Roman1" style:font-size-complex="14pt"/>
    </style:style>
    <style:style style:name="T25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26" style:family="text">
      <style:text-properties fo:color="#000000" style:font-name="Times New Roman" fo:font-size="14pt" officeooo:rsid="00053f07" style:font-name-asian="Times New Roman1" style:font-size-asian="14pt" style:font-name-complex="Times New Roman1" style:font-size-complex="14pt"/>
    </style:style>
    <style:style style:name="T27" style:family="text">
      <style:text-properties fo:color="#000000" style:font-name="Times New Roman" fo:font-size="14pt" officeooo:rsid="000b7d1d" style:font-name-asian="Times New Roman1" style:font-size-asian="14pt" style:font-name-complex="Times New Roman1" style:font-size-complex="14pt"/>
    </style:style>
    <style:style style:name="T28" style:family="text">
      <style:text-properties fo:color="#000000" style:font-name="Times New Roman" fo:font-size="14pt" officeooo:rsid="00017ec7" style:font-name-asian="Times New Roman1" style:font-size-asian="14pt" style:font-name-complex="Times New Roman1" style:font-size-complex="14pt"/>
    </style:style>
    <style:style style:name="T29" style:family="text">
      <style:text-properties fo:color="#000000" style:font-name="Times New Roman" fo:font-size="14pt" officeooo:rsid="003258e0" style:font-name-asian="Times New Roman1" style:font-size-asian="14pt" style:font-name-complex="Times New Roman1" style:font-size-complex="14pt"/>
    </style:style>
    <style:style style:name="T30" style:family="text">
      <style:text-properties officeooo:rsid="002cf383"/>
    </style:style>
    <style:style style:name="T31" style:family="text">
      <style:text-properties fo:font-weight="normal" officeooo:rsid="002cf383" style:font-weight-asian="normal" style:font-weight-complex="normal"/>
    </style:style>
    <style:style style:name="T32" style:family="text">
      <style:text-properties fo:font-weight="normal" officeooo:rsid="002c355d" style:font-weight-asian="normal" style:font-weight-complex="normal"/>
    </style:style>
    <style:style style:name="T33" style:family="text">
      <style:text-properties officeooo:rsid="003258e0"/>
    </style:style>
    <style:style style:name="T34" style:family="text">
      <style:text-properties officeooo:rsid="00335c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МИНОБРНАУКИ РОССИИ</text:p>
      <text:p text:style-name="P15">САНКТ-ПЕТЕРБУРГСКИЙ ГОСУДАРСТВЕННЫЙ</text:p>
      <text:p text:style-name="P15">ЭЛЕКТРОТЕХНИЧЕСКИЙ УНИВЕРСИТЕТ</text:p>
      <text:p text:style-name="P15">«ЛЭТИ» ИМ. В.И. УЛЬЯНОВА (ЛЕНИНА)</text:p>
      <text:p text:style-name="P12"><text:span text:style-name="T2">Кафедра </text:span><text:span text:style-name="T5">МО ЭВМ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">ОТЧЕТ</text:p>
      <text:p text:style-name="P12"><text:span text:style-name="T2">по лабораторной работе</text:span><text:span text:style-name="T23"> </text:span><text:span text:style-name="T24">№6</text:span></text:p>
      <text:p text:style-name="P12"><text:span text:style-name="T2">по дисциплине «</text:span><text:span text:style-name="T5">Программирование</text:span><text:span text:style-name="T2">»</text:span></text:p>
      <text:p text:style-name="P13"><text:span text:style-name="T17">Тема: </text:span><text:span text:style-name="T18">ОБРАБОТКА ОДНОМЕРНЫХ МАССИВОВ</text:span></text:p>
      <text:p text:style-name="P16"/>
      <text:p text:style-name="P12"/>
      <text:p text:style-name="P12"/>
      <text:p text:style-name="P14"/>
      <text:p text:style-name="P12"/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<text:span text:style-name="T1">Студент гр. </text:span><text:span text:style-name="T22">6382</text:span></text:p>
          </table:table-cell>
          <table:table-cell table:style-name="Table1.B1" office:value-type="string">
            <text:p text:style-name="P10"/>
          </table:table-cell>
          <table:table-cell table:style-name="Table1.A1" office:value-type="string">
            <text:p text:style-name="P9">Вайгачев А.О.</text:p>
          </table:table-cell>
        </table:table-row>
        <table:table-row table:style-name="Table1.1">
          <table:table-cell table:style-name="Table1.A1" office:value-type="string">
            <text:p text:style-name="P6">Преподаватель</text:p>
          </table:table-cell>
          <table:table-cell table:style-name="Table1.B2" office:value-type="string">
            <text:p text:style-name="P10"/>
          </table:table-cell>
          <table:table-cell table:style-name="Table1.A1" office:value-type="string">
            <text:p text:style-name="P11"><text:span text:style-name="T7">Шолохова О</text:span><text:span text:style-name="T1">.М.</text:span></text:p>
          </table:table-cell>
        </table:table-row>
      </table:table>
      <text:p text:style-name="P12"/>
      <text:p text:style-name="P12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7"/>
      <text:p text:style-name="P30"/>
      <text:p text:style-name="P30">Цель работы.</text:p>
      <text:p text:style-name="P22">Изучение массивов, индексации в массивах, способов передачи массивов в функции.</text:p>
      <text:p text:style-name="P24">Постановка задачи.</text:p>
      <text:p text:style-name="P25"><text:bookmark-start text:name="__DdeLink__632_1877802971"/>Вариант 6:</text:p>
      <text:p text:style-name="P26">В массиве a[n] встречаются по одному разу все числа от 0 до n, кроме одного. Найти пропущенное число за время порядка n и с конечной дополнительной памятью.<text:bookmark-end text:name="__DdeLink__632_1877802971"/></text:p>
      <text:p text:style-name="P27">Основные теоретические положения.</text:p>
      <text:p text:style-name="P28">Для получения исходного массива данных из файла используем методы из предыдущей лабораторной работы.</text:p>
      <text:p text:style-name="P21"><text:span text:style-name="T4">Для его хранения используем вид данных как </text:span><text:span text:style-name="T3">int[]</text:span><text:span text:style-name="T4">.</text:span></text:p>
      <text:p text:style-name="P29">Что бы обработать исходный массив при помощи функции, зараннее определим массив размером MAX_SIZE и будем передавать адрес первого элемента.</text:p>
      <text:p text:style-name="P19"><text:span text:style-name="T5">Спецификация программы</text:span><text:span text:style-name="T2">.</text:span></text:p>
      <text:p text:style-name="P20"><text:span text:style-name="T10">Назначение программы</text:span><text:span text:style-name="T7">.</text:span></text:p>
      <text:p text:style-name="P23">Программа предназначена для нахождения недостающего элемента из массива a[]. </text:p>
      <text:p text:style-name="P19"><text:span text:style-name="T10">Описание программы</text:span><text:span text:style-name="T7">. </text:span></text:p>
      <text:p text:style-name="P18"><text:span text:style-name="T25">Программа написана на языке C с использованием компилятора gcc </text:span><text:span text:style-name="T26">5.1.0</text:span><text:span text:style-name="T25"> Входными данными для программы является </text:span><text:span text:style-name="T26">файл “input.txt” ,содержащий исходный массив. На выход дается файл ”output.txt”, содержаший отсутвующий элемент. </text:span><text:span text:style-name="T25">Проверка значений, вводимых пользователем </text:span><text:span text:style-name="T26">при</text:span><text:span text:style-name="T25">сутствует, поведение программы при некорректном вводе определено: </text:span><text:span text:style-name="T27">программа завершаетт работу </text:span><text:soft-page-break/><text:span text:style-name="T27">с ошибкой если файл не найден или если программа не смогла прочитать данные из файла</text:span><text:span text:style-name="T25">.</text:span></text:p>
      <text:p text:style-name="P18"><text:span text:style-name="T10">Пример диалога с пользователем</text:span><text:span text:style-name="T7">. -</text:span><text:span text:style-name="T13">отсутствует.</text:span></text:p>
      <text:p text:style-name="P18"><text:span text:style-name="T10">Реализация</text:span><text:span text:style-name="T7">. </text:span></text:p>
      <text:p text:style-name="P32"><text:span text:style-name="T7">Int input_arr(</text:span><text:span text:style-name="T8">int *a</text:span><text:span text:style-name="T7">) –</text:span><text:span text:style-name="T12"> считывает массив. В случае ошибки программа завершает работу. </text:span><text:span text:style-name="T14">Принмает на вход дается адрес первого элемента запоняемого массива. </text:span><text:span text:style-name="T12">Возвращает длину </text:span><text:bookmark-start text:name="__DdeLink__1031_1552502153"/><text:span text:style-name="T12">считанно</text:span><text:bookmark-end text:name="__DdeLink__1031_1552502153"/><text:span text:style-name="T12">го массива.</text:span></text:p>
      <text:p text:style-name="P42"><text:span text:style-name="T7">void output_arr</text:span><text:span text:style-name="T8">int</text:span><text:span text:style-name="T9">(int df,int len)</text:span><text:span text:style-name="T7"> – </text:span><text:span text:style-name="T14">Выводит обработанный массив в файл “output.txt”.</text:span><text:bookmark-start text:name="__DdeLink__659_611625517"/><text:span text:style-name="T14">На вход даётся <text:s/>перв</text:span><text:span text:style-name="T15">ый</text:span><text:span text:style-name="T14"> элемент массива и длина этого массива.</text:span><text:bookmark-end text:name="__DdeLink__659_611625517"/></text:p>
      <text:p text:style-name="P37">int alg<text:span text:style-name="T30">(int *a,int len)</text:span> – <text:span text:style-name="T31">Обрабатывает алгоритм, как того требует задание. </text:span><text:span text:style-name="T32">На вход даётся адрес первого элемента массива и длина этого массива. </text:span><text:span text:style-name="T31">На выход подаётся недостающее число.</text:span></text:p>
      <text:p text:style-name="P43"><text:span text:style-name="T7">void *input() – </text:span><text:span text:style-name="T12">программа открывает файл input.txt. В случае ошибки программа завершает работу. <text:s/>Возвращает указатель на начало файла.</text:span></text:p>
      <text:p text:style-name="P40"><text:span text:style-name="T11">Побочные действия</text:span><text:span text:style-name="T16">: Если в исходном массиве есть ошибки, то</text:span><text:span text:style-name="T6"> alg</text:span><text:span text:style-name="T16"> будет работать не правильно.</text:span></text:p>
      <text:p text:style-name="P18"><text:span text:style-name="T5">Тестирование</text:span><text:span text:style-name="T2">.</text:span></text:p>
      <table:table table:name="Table2" table:style-name="Table2">
        <table:table-column table:style-name="Table2.A" table:number-columns-repeated="6"/>
        <table:table-row>
          <table:table-cell table:style-name="Table2.A1" office:value-type="string">
            <text:p text:style-name="P50">Input.txt</text:p>
          </table:table-cell>
          <table:table-cell table:style-name="Table2.A1" office:value-type="string">
            <text:p text:style-name="P50">0 1 2 3 4 6 7</text:p>
          </table:table-cell>
          <table:table-cell table:style-name="Table2.A1" office:value-type="string">
            <text:p text:style-name="P51">0</text:p>
          </table:table-cell>
          <table:table-cell table:style-name="Table2.A1" office:value-type="string">
            <text:p text:style-name="P51">1</text:p>
          </table:table-cell>
          <table:table-cell table:style-name="Table2.A1" office:value-type="string">
            <text:p text:style-name="P52">1 4 0 3 2</text:p>
          </table:table-cell>
          <table:table-cell table:style-name="Table2.F1" office:value-type="string">
            <text:p text:style-name="P52">1 в 2 2 2</text:p>
          </table:table-cell>
        </table:table-row>
        <table:table-row>
          <table:table-cell table:style-name="Table2.A2" office:value-type="string">
            <text:p text:style-name="P50">Output.txt</text:p>
          </table:table-cell>
          <table:table-cell table:style-name="Table2.A2" office:value-type="string">
            <text:p text:style-name="P50">5</text:p>
          </table:table-cell>
          <table:table-cell table:style-name="Table2.A2" office:value-type="string">
            <text:p text:style-name="P51">1</text:p>
          </table:table-cell>
          <table:table-cell table:style-name="Table2.A2" office:value-type="string">
            <text:p text:style-name="P51">0</text:p>
          </table:table-cell>
          <table:table-cell table:style-name="Table2.A2" office:value-type="string">
            <text:p text:style-name="P52">5</text:p>
          </table:table-cell>
          <table:table-cell table:style-name="Table2.F2" office:value-type="string">
            <text:p text:style-name="P52">Error</text:p>
          </table:table-cell>
        </table:table-row>
      </table:table>
      <text:p text:style-name="P18"/>
      <text:p text:style-name="P18"/>
      <text:p text:style-name="P27">Выводы.</text:p>
      <text:p text:style-name="P41"><text:span text:style-name="T28">Изуч</text:span><text:span text:style-name="T29">или</text:span><text:span text:style-name="T28"> массив</text:span><text:span text:style-name="T29">ы</text:span><text:span text:style-name="T28">, индексации в массивах, способ</text:span><text:span text:style-name="T29">ы</text:span><text:span text:style-name="T28"> передачи массивов в функции</text:span></text:p>
      <text:p text:style-name="P41"><text:span text:style-name="T28"/></text:p>
      <text:p text:style-name="P41"><text:span text:style-name="T28"/></text:p>
      <text:p text:style-name="P41"><text:span text:style-name="T28"/></text:p>
      <text:p text:style-name="P41"><text:span text:style-name="T28"/></text:p>
      <text:p text:style-name="P41"><text:span text:style-name="T28"/></text:p>
      <text:p text:style-name="P41"><text:span text:style-name="T28"/></text:p>
      <text:p text:style-name="P41"><text:span text:style-name="T28"/></text:p>
      <text:p text:style-name="P41"><text:bookmark text:name="_yu53w69mcq8w"/><text:span text:style-name="T28"/></text:p>
      <text:p text:style-name="P38"><text:bookmark text:name="_9fo5aet8n5j"/><text:soft-page-break/>Приложение А. Исходный код.</text:p>
      <text:p text:style-name="P45"/>
      <text:p text:style-name="P47"><text:bookmark text:name="_bhg9taaja5p7"/>// Лабораторная работа №<text:span text:style-name="T34">6</text:span></text:p>
      <text:p text:style-name="P45"><text:bookmark text:name="_2vdmoq8icped"/>// <text:span text:style-name="T34">main</text:span>.c</text:p>
      <text:p text:style-name="P45"><text:bookmark text:name="_7fp0si5pmr0c"/>// <text:span text:style-name="T34">Вайгачев Андрей Олегович</text:span>, группа 6382</text:p>
      <text:p text:style-name="P45"><text:bookmark text:name="_64qo5nzy4br"/>// 1<text:span text:style-name="T34">3</text:span>.<text:span text:style-name="T34">11</text:span>.16</text:p>
      <text:p text:style-name="P45"><text:bookmark text:name="_wyer3wcb7rlv"/>//</text:p>
      <text:p text:style-name="P46"><text:bookmark text:name="_3c5fnmacokkd"/>// <text:span text:style-name="T26">Программа предназначена для нахождения недостающего элемента из <text:s text:c="8"/><text:tab/>//массива a[]. </text:span></text:p>
      <text:p text:style-name="P48">#include &lt;stdio.h&gt;</text:p>
      <text:p text:style-name="P48">#include &lt;stdlib.h&gt;</text:p>
      <text:p text:style-name="P48">#include &lt;errno.h&gt;</text:p>
      <text:p text:style-name="P48">#include &lt;signal.h&gt;</text:p>
      <text:p text:style-name="P48">#define MAX_SIZE 100</text:p>
      <text:p text:style-name="P48"/>
      <text:p text:style-name="P48"/>
      <text:p text:style-name="P48">int input_arr(int *a);</text:p>
      <text:p text:style-name="P48">void output_arr(int df,int len);</text:p>
      <text:p text:style-name="P48">int alg(int *a,int len);</text:p>
      <text:p text:style-name="P48">void *input();</text:p>
      <text:p text:style-name="P48"/>
      <text:p text:style-name="P48"/>
      <text:p text:style-name="P48"/>
      <text:p text:style-name="P48"/>
      <text:p text:style-name="P48">int main(){</text:p>
      <text:p text:style-name="P48"><text:s text:c="4"/></text:p>
      <text:p text:style-name="P48"><text:s text:c="4"/>int a[MAX_SIZE],len = input_arr(a);</text:p>
      <text:p text:style-name="P48"><text:s text:c="3"/></text:p>
      <text:p text:style-name="P48"><text:s text:c="4"/>int df = alg(a,len);</text:p>
      <text:p text:style-name="P48"><text:s text:c="4"/></text:p>
      <text:p text:style-name="P48"><text:s text:c="4"/>output_arr(df,1);</text:p>
      <text:p text:style-name="P48"><text:s text:c="4"/></text:p>
      <text:p text:style-name="P48"><text:s text:c="4"/>return 0;</text:p>
      <text:p text:style-name="P48">}</text:p>
      <text:p text:style-name="P48"/>
      <text:p text:style-name="P48">int input_arr(int *a){</text:p>
      <text:p text:style-name="P48"><text:s text:c="4"/></text:p>
      <text:p text:style-name="P48"><text:soft-page-break/><text:s text:c="4"/>FILE *f = input();</text:p>
      <text:p text:style-name="P48"><text:s text:c="4"/></text:p>
      <text:p text:style-name="P48"><text:s text:c="4"/>int n,i = 0;</text:p>
      <text:p text:style-name="P48"><text:s text:c="4"/>int isOk = fscanf(f, "%d" , &amp;n); ;</text:p>
      <text:p text:style-name="P48"/>
      <text:p text:style-name="P48"><text:s text:c="7"/></text:p>
      <text:p text:style-name="P48"><text:s text:c="4"/>while(isOk != -1) {</text:p>
      <text:p text:style-name="P48"><text:s text:c="8"/></text:p>
      <text:p text:style-name="P48"><text:s text:c="8"/></text:p>
      <text:p text:style-name="P48"><text:s text:c="8"/>a[i] = n;</text:p>
      <text:p text:style-name="P48"><text:s text:c="15"/></text:p>
      <text:p text:style-name="P48"><text:s text:c="8"/>if(isOk != 1) {</text:p>
      <text:p text:style-name="P48"><text:s text:c="12"/>fprintf(stderr, "Error: incorrect file format!\n");</text:p>
      <text:p text:style-name="P48"><text:s text:c="12"/>exit(EXIT_FAILURE); <text:s text:c="11"/></text:p>
      <text:p text:style-name="P48"><text:s text:c="8"/>}</text:p>
      <text:p text:style-name="P48"><text:s text:c="8"/></text:p>
      <text:p text:style-name="P48"><text:s text:c="8"/>isOk = fscanf(f, "%d" , &amp;n);</text:p>
      <text:p text:style-name="P48"><text:s text:c="8"/>i++;</text:p>
      <text:p text:style-name="P48"><text:s text:c="8"/></text:p>
      <text:p text:style-name="P48"/>
      <text:p text:style-name="P48"><text:s text:c="4"/>}</text:p>
      <text:p text:style-name="P48"><text:s text:c="4"/>fclose(f);</text:p>
      <text:p text:style-name="P48"><text:s text:c="4"/>return i;</text:p>
      <text:p text:style-name="P48">}</text:p>
      <text:p text:style-name="P48"/>
      <text:p text:style-name="P48">void *input(){</text:p>
      <text:p text:style-name="P48"><text:s text:c="4"/>FILE *f = fopen("input.txt","r");</text:p>
      <text:p text:style-name="P48"><text:s text:c="4"/></text:p>
      <text:p text:style-name="P48"><text:s text:c="4"/>if(f == NULL){</text:p>
      <text:p text:style-name="P48"><text:s text:c="8"/>fprintf(stderr, "Error: file not found!");</text:p>
      <text:p text:style-name="P48"><text:s text:c="8"/>exit(EXIT_FAILURE); <text:s text:c="7"/></text:p>
      <text:p text:style-name="P48"><text:s text:c="4"/>}</text:p>
      <text:p text:style-name="P48"><text:s text:c="4"/></text:p>
      <text:p text:style-name="P48"><text:s text:c="4"/>return f;</text:p>
      <text:p text:style-name="P48">}</text:p>
      <text:p text:style-name="P48"/>
      <text:p text:style-name="P48">void output_arr(int df,int len){</text:p>
      <text:p text:style-name="P48"><text:soft-page-break/><text:s text:c="3"/></text:p>
      <text:p text:style-name="P48"><text:s text:c="4"/>FILE *f = fopen("output.txt","w");</text:p>
      <text:p text:style-name="P48"><text:s text:c="4"/>for(int i = 0; i &lt; len; i++){</text:p>
      <text:p text:style-name="P48"><text:s text:c="4"/>fprintf(f,"Number: %d \n",df);</text:p>
      <text:p text:style-name="P48"><text:s text:c="4"/>}</text:p>
      <text:p text:style-name="P48"><text:s text:c="4"/>fcloseall();</text:p>
      <text:p text:style-name="P48">}</text:p>
      <text:p text:style-name="P48"/>
      <text:p text:style-name="P48">int alg(int *a,int len){</text:p>
      <text:p text:style-name="P48"><text:s text:c="4"/>int sum = len*(len+1)/2; // Сумма арифметической прогресси от 0 до n</text:p>
      <text:p text:style-name="P48"><text:s text:c="4"/></text:p>
      <text:p text:style-name="P48"><text:s text:c="4"/>for(int i = 0;i &lt; len;i++){</text:p>
      <text:p text:style-name="P48"><text:s text:c="8"/>sum = sum - a[i]; <text:s text:c="3"/>// Вычитание всех чисел из суммы и посиск недостающего</text:p>
      <text:p text:style-name="P48"><text:s text:c="4"/>};</text:p>
      <text:p text:style-name="P48"><text:s text:c="4"/>if(sum &lt; 0 || sum &gt; len){</text:p>
      <text:p text:style-name="P48"><text:s text:c="4"/></text:p>
      <text:p text:style-name="P48"><text:s text:c="5"/>fprintf(stderr,"Error: incorect data!");</text:p>
      <text:p text:style-name="P48"><text:s text:c="5"/>exit(EXIT_FAILURE); <text:s text:c="4"/></text:p>
      <text:p text:style-name="P48"/>
      <text:p text:style-name="P48"><text:s text:c="5"/>}</text:p>
      <text:p text:style-name="P48"/>
      <text:p text:style-name="P48"><text:tab/> <text:s text:c="4"/></text:p>
      <text:p text:style-name="P48"><text:s text:c="4"/>return sum;</text:p>
      <text:p text:style-name="P48">}</text:p>
      <text:p text:style-name="P48"/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sine" svg:font-family="Cousine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Cousine1" svg:font-family="Cousine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.2953in" fo:margin-bottom="0in" loext:contextual-spacing="false" fo:line-height="100%" fo:text-align="end" style:justify-single-word="false" fo:text-indent="0in" style:auto-text-indent="false"/>
      <style:text-properties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MP2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6.6937in" style:type="right"/>
        </style:tab-stops>
      </style:paragraph-properties>
      <style:text-properties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MP3" style:family="paragraph" style:parent-style-name="Standard">
      <style:paragraph-properties fo:margin-top="0in" fo:margin-bottom="0.4925in" loext:contextual-spacing="false" fo:line-height="100%"/>
    </style:style>
    <style:style style:name="MP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text-position="0% 100%" style:font-name="Times New Roman" fo:font-size="14pt" fo:font-weight="normal" officeooo:paragraph-rsid="00017ec7" style:font-name-asian="Times New Roman1" style:font-size-asian="14pt" style:font-weight-asian="normal" style:font-name-complex="Times New Roman1" style:font-size-complex="14pt"/>
    </style:style>
    <style:style style:name="MP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position="0% 100%" style:font-name="Times New Roman" fo:font-size="14pt" fo:font-weight="normal" officeooo:rsid="00017ec7" officeooo:paragraph-rsid="00017ec7" style:font-name-asian="Times New Roman1" style:font-size-asian="14pt" style:font-weight-asian="normal" style:font-name-complex="Times New Roman1" style:font-size-complex="14pt"/>
    </style:style>
    <style:page-layout style:name="Mpm1">
      <style:page-layout-properties fo:page-width="8.2681in" fo:page-height="11.6929in" style:num-format="1" style:print-orientation="portrait" fo:margin-top="0.5in" fo:margin-bottom="0.5in" fo:margin-left="1.1811in" fo:margin-right="0.3937in" fo:background-color="#ffffff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874in" fo:margin-left="0in" fo:margin-right="0in" fo:margin-bottom="0.248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fo:background-color="#ffffff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6</text:page-number></text:p>
        <text:p text:style-name="MP3"/>
      </style:footer>
    </style:master-page>
    <style:master-page style:name="First_20_Page" style:display-name="First Page" style:page-layout-name="Mpm2" style:next-style-name="Standard">
      <style:footer>
        <text:p text:style-name="MP4">Санкт-Петербург</text:p>
        <text:p text:style-name="MP5">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1-13T23:21:16.579464335</dc:date>
    <meta:editing-duration>PT39M8S</meta:editing-duration>
    <meta:editing-cycles>11</meta:editing-cycles>
    <meta:document-statistic meta:table-count="2" meta:image-count="0" meta:object-count="0" meta:page-count="6" meta:paragraph-count="135" meta:word-count="548" meta:character-count="4077" meta:non-whitespace-character-count="3288"/>
  </office:meta>
</office:document-meta>
</file>